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7.27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7.2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47cm" fo:min-width="24.9cm"/>
    </style:style>
    <style:style style:name="gr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3.67cm" fo:min-width="24.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87cm" fo:min-width="24.9cm"/>
    </style:style>
    <style:style style:name="gr6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 style:writing-mode="lr-tb"/>
      <style:text-properties fo:font-size="26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fo:font-weight="bold" style:font-size-asian="22pt" style:font-weight-asian="bold" style:font-size-complex="22pt" style:font-weight-complex="bold"/>
    </style:style>
    <style:style style:name="P4" style:family="paragraph">
      <style:paragraph-properties style:writing-mode="lr-tb"/>
    </style:style>
    <style:style style:name="T1" style:family="text">
      <style:text-properties fo:font-size="26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0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7" style:family="text">
      <style:text-properties fo:font-size="20pt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10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draw:layer="layout" svg:width="7.775cm" svg:height="1.2cm" svg:x="1.2cm" svg:y="0.6cm">
          <text:p text:style-name="P1"><text:span text:style-name="T1">時系列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74cm" svg:height="1.2cm" svg:x="10.013cm" svg:y="0.6cm">
          <text:p text:style-name="P1"><text:span text:style-name="T1">超高次元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75cm" svg:height="1.2cm" svg:x="18.825cm" svg:y="0.6cm">
          <text:p text:style-name="P2"><text:span text:style-name="T2">因果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4cm" svg:height="3.72cm" svg:x="1.2cm" svg:y="2.28cm">
          <text:p text:style-name="P1"><text:span text:style-name="T3">Granger Lasso</text:span></text:p>
          <text:p text:style-name="P1"><text:span text:style-name="T4">Temporal causal modeling with graphical granger methods</text:span></text:p>
          <text:p text:style-name="P1"><text:span text:style-name="T4">A Arnold, Y Liu, N Abe. KDD2007</text:span></text:p>
          <text:p text:style-name="P1"><text:span text:style-name="T5">MatLab</text:span><text:span text:style-name="T5">のコードあり？</text:span><text:span text:style-name="T5">: </text:span><text:span text:style-name="T6"><text:a xlink:href="https://github.com/USC-Melady/Granger-causality">https://github.com/USC-Melady/Granger-causality</text:a></text:span></text:p>
          <text:p text:style-name="P3"><text:span text:style-name="T5">R</text:span><text:span text:style-name="T5">のコード？</text:span><text:span text:style-name="T5">: </text:span><text:span text:style-name="T6"><text:a xlink:href="https://rdrr.io/github/njetzel/ngc/src/R/grangerLasso.R">https://rdrr.io/github/njetzel/ngc/src/R/grangerLasso.R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5.4cm" svg:height="3.92cm" svg:x="1.2cm" svg:y="6.88cm">
          <text:p text:style-name="P3"><text:span text:style-name="T7">Copula-Granger</text:span></text:p>
          <text:p text:style-name="P3"><text:span text:style-name="T8">Sparse-GEV: Sparse Latent Space Model for Multivariate Extreme Value Time Series Modeling</text:span></text:p>
          <text:p text:style-name="P3"><text:span text:style-name="T8">Y Liu, T Bahadori, H Li. ICML2012</text:span></text:p>
          <text:p text:style-name="P3"><text:span text:style-name="T8">An Examination of Practical Granger Causality Inference </text:span></text:p>
          <text:p text:style-name="P3"><text:span text:style-name="T8">MT Bahadori, Y Liu. SDM2013</text:span></text:p>
          <text:p text:style-name="P3"><text:span text:style-name="T5">MatLab</text:span><text:span text:style-name="T5">のコードあり？</text:span><text:span text:style-name="T5">: </text:span><text:span text:style-name="T6"><text:a xlink:href="https://github.com/USC-Melady/Granger-causality">https://github.com/USC-Melady/Granger-causality</text:a>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5.4cm" svg:height="3.12cm" svg:x="1.2cm" svg:y="11.68cm">
          <text:p text:style-name="P3"><text:span text:style-name="T7">Granger Net </text:span></text:p>
          <text:p text:style-name="P3"><text:span text:style-name="T8">An interpretable and sparse neural network model for nonlinear granger causality discovery</text:span></text:p>
          <text:p text:style-name="P3"><text:span text:style-name="T8">Tank et al. NIPS Time Series Workshop 2017</text:span></text:p>
          <text:p text:style-name="P3"><text:span text:style-name="T5">Python</text:span><text:span text:style-name="T5">のコード</text:span><text:span text:style-name="T5">:</text:span><text:span text:style-name="T9"> </text:span><text:span text:style-name="T10"><text:a xlink:href="https://github.com/christeefy/Novel-Techniques-for-PTR-FD/tree/f2de0527831c4558d935b4fc86cfd52184402165">https://github.com/christeefy/Novel-Techniques-for-PTR-FD/tree/f2de0527831c4558d935b4fc86cfd52184402165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游ゴシック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游ゴシック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游ゴシック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游ゴシック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游ゴシック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5-24T22:36:03.774000000</meta:creation-date>
    <dc:date>2020-05-24T23:22:50.02</dc:date>
    <meta:editing-duration>PT2M30S</meta:editing-duration>
    <meta:editing-cycles>3</meta:editing-cycles>
    <meta:generator>OpenOffice/4.1.7$Win32 OpenOffice.org_project/417m1$Build-9800</meta:generator>
    <meta:document-statistic meta:object-count="29"/>
  </office:meta>
</office:document-meta>
</file>